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308166"/>
    </style:style>
    <style:style style:name="P2" style:family="paragraph" style:parent-style-name="Footer">
      <style:paragraph-properties fo:text-align="center" style:justify-single-word="false"/>
      <style:text-properties officeooo:paragraph-rsid="003b28a0"/>
    </style:style>
    <style:style style:name="P3" style:family="paragraph" style:parent-style-name="Text_20_body">
      <style:text-properties officeooo:rsid="00523bab" officeooo:paragraph-rsid="00523bab"/>
    </style:style>
    <style:style style:name="P4" style:family="paragraph" style:parent-style-name="Text_20_body">
      <style:text-properties officeooo:rsid="0053ae53" officeooo:paragraph-rsid="0053ae53"/>
    </style:style>
    <style:style style:name="P5" style:family="paragraph" style:parent-style-name="Text_20_body">
      <style:text-properties officeooo:rsid="00570f5e" officeooo:paragraph-rsid="00570f5e"/>
    </style:style>
    <style:style style:name="P6" style:family="paragraph" style:parent-style-name="Preformatted_20_Text">
      <style:text-properties officeooo:rsid="0053f615" officeooo:paragraph-rsid="00570f5e"/>
    </style:style>
    <style:style style:name="P7" style:family="paragraph" style:parent-style-name="Preformatted_20_Text">
      <style:text-properties officeooo:paragraph-rsid="00570f5e"/>
    </style:style>
    <style:style style:name="P8" style:family="paragraph" style:parent-style-name="Text_20_body" style:list-style-name="L1">
      <style:text-properties officeooo:rsid="00523bab" officeooo:paragraph-rsid="00523bab"/>
    </style:style>
    <style:style style:name="P9" style:family="paragraph" style:parent-style-name="Text_20_body" style:list-style-name="L4">
      <style:text-properties officeooo:paragraph-rsid="0063658b"/>
    </style:style>
    <style:style style:name="P10" style:family="paragraph" style:parent-style-name="Text_20_body" style:list-style-name="L7">
      <style:text-properties officeooo:paragraph-rsid="0064dbb5"/>
    </style:style>
    <style:style style:name="P11" style:family="paragraph" style:parent-style-name="Text_20_body">
      <style:text-properties officeooo:paragraph-rsid="0064dbb5"/>
    </style:style>
    <style:style style:name="P12" style:family="paragraph" style:parent-style-name="Text_20_body" style:list-style-name="L8"/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78235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64dbb5"/>
    </style:style>
    <style:style style:name="P16" style:family="paragraph" style:parent-style-name="Heading_20_1">
      <style:text-properties officeooo:rsid="00523bab" officeooo:paragraph-rsid="00523bab"/>
    </style:style>
    <style:style style:name="P17" style:family="paragraph" style:parent-style-name="Heading_20_3">
      <style:text-properties officeooo:rsid="0053f615" officeooo:paragraph-rsid="0053f615"/>
    </style:style>
    <style:style style:name="P18" style:family="paragraph" style:parent-style-name="Heading_20_4">
      <style:text-properties officeooo:rsid="0064dbb5" officeooo:paragraph-rsid="00690855"/>
    </style:style>
    <style:style style:name="P19" style:family="paragraph" style:parent-style-name="Heading_20_4">
      <style:text-properties officeooo:paragraph-rsid="0064dbb5"/>
    </style:style>
    <style:style style:name="P20" style:family="paragraph" style:parent-style-name="Heading_20_4">
      <style:text-properties officeooo:paragraph-rsid="00690855"/>
    </style:style>
    <style:style style:name="P21" style:family="paragraph" style:parent-style-name="Preformatted_20_Text">
      <style:text-properties officeooo:paragraph-rsid="0063658b"/>
    </style:style>
    <style:style style:name="P22" style:family="paragraph" style:parent-style-name="Preformatted_20_Text">
      <style:text-properties officeooo:paragraph-rsid="0064dbb5"/>
    </style:style>
    <style:style style:name="P23" style:family="paragraph" style:parent-style-name="Preformatted_20_Text">
      <style:text-properties officeooo:paragraph-rsid="00669e15"/>
    </style:style>
    <style:style style:name="P24" style:family="paragraph" style:parent-style-name="Heading_20_5">
      <style:text-properties officeooo:paragraph-rsid="0064dbb5"/>
    </style:style>
    <style:style style:name="T1" style:family="text">
      <style:text-properties officeooo:rsid="00523bab"/>
    </style:style>
    <style:style style:name="T2" style:family="text">
      <style:text-properties officeooo:rsid="0053ae53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2a15" style:font-weight-asian="bold" style:font-weight-complex="bold"/>
    </style:style>
    <style:style style:name="T6" style:family="text">
      <style:text-properties fo:font-weight="bold" officeooo:rsid="00609e9d" style:font-weight-asian="bold" style:font-weight-complex="bold"/>
    </style:style>
    <style:style style:name="T7" style:family="text">
      <style:text-properties fo:font-weight="bold" officeooo:rsid="0062001e" style:font-weight-asian="bold" style:font-weight-complex="bold"/>
    </style:style>
    <style:style style:name="T8" style:family="text">
      <style:text-properties fo:font-weight="bold" officeooo:rsid="005e9ad2" style:font-weight-asian="bold" style:font-weight-complex="bold"/>
    </style:style>
    <style:style style:name="T9" style:family="text">
      <style:text-properties fo:font-weight="bold" officeooo:rsid="00669e15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d2a15" style:font-weight-asian="normal" style:font-weight-complex="normal"/>
    </style:style>
    <style:style style:name="T12" style:family="text">
      <style:text-properties fo:font-weight="normal" officeooo:rsid="0062001e" style:font-weight-asian="normal" style:font-weight-complex="normal"/>
    </style:style>
    <style:style style:name="T13" style:family="text">
      <style:text-properties officeooo:rsid="0053f615"/>
    </style:style>
    <style:style style:name="T14" style:family="text">
      <style:text-properties officeooo:rsid="00570f5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ff"/>
    </style:style>
    <style:style style:name="T17" style:family="text">
      <style:text-properties fo:color="#0080ff"/>
    </style:style>
    <style:style style:name="T18" style:family="text">
      <style:text-properties fo:font-variant="normal" fo:text-transform="none" fo:color="#404040" style:font-name="sans-serif" fo:font-size="14pt" fo:letter-spacing="normal" fo:font-style="normal" fo:font-weight="normal"/>
    </style:style>
    <style:style style:name="T19" style:family="text">
      <style:text-properties fo:font-variant="normal" fo:text-transform="none" fo:color="#404040" style:font-name="sans-serif" fo:font-size="14pt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color="#404040" fo:letter-spacing="normal"/>
    </style:style>
    <style:style style:name="T21" style:family="text">
      <style:text-properties fo:font-variant="normal" fo:text-transform="none" fo:color="#6547bf" style:text-line-through-style="none" style:text-line-through-type="none" style:font-name="sans-serif" fo:font-size="14pt" fo:letter-spacing="normal" fo:font-style="normal" style:text-underline-style="none" fo:font-weight="normal" style:text-blinking="false"/>
    </style:style>
    <style:style style:name="T22" style:family="text">
      <style:text-properties officeooo:rsid="005d2a15"/>
    </style:style>
    <style:style style:name="T23" style:family="text">
      <style:text-properties officeooo:rsid="00609e9d"/>
    </style:style>
    <style:style style:name="T24" style:family="text">
      <style:text-properties officeooo:rsid="0062001e"/>
    </style:style>
    <style:style style:name="T25" style:family="text">
      <style:text-properties officeooo:rsid="0063658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62001e" style:font-style-asian="italic" style:font-style-complex="italic"/>
    </style:style>
    <style:style style:name="T28" style:family="text">
      <style:text-properties fo:font-style="italic" officeooo:rsid="0063658b" style:font-style-asian="italic" style:font-style-complex="italic"/>
    </style:style>
    <style:style style:name="T29" style:family="text">
      <style:text-properties fo:font-style="italic" fo:font-weight="bold" officeooo:rsid="0062001e" style:font-style-asian="italic" style:font-weight-asian="bold" style:font-style-complex="italic" style:font-weight-complex="bold"/>
    </style:style>
    <style:style style:name="T30" style:family="text">
      <style:text-properties officeooo:rsid="0064dbb5"/>
    </style:style>
    <style:style style:name="T31" style:family="text">
      <style:text-properties officeooo:rsid="006549a0"/>
    </style:style>
    <style:style style:name="T32" style:family="text">
      <style:text-properties officeooo:rsid="00669e15"/>
    </style:style>
    <style:style style:name="T33" style:family="text">
      <style:text-properties style:font-name="Liberation Serif" fo:font-size="11pt" style:font-size-asian="11pt" style:font-size-complex="11pt"/>
    </style:style>
    <style:style style:name="T34" style:family="text">
      <style:text-properties officeooo:rsid="0068a697"/>
    </style:style>
    <style:style style:name="T35" style:family="text">
      <style:text-properties fo:color="#7f0000"/>
    </style:style>
    <style:style style:name="T36" style:family="text">
      <style:text-properties officeooo:rsid="0068abdd"/>
    </style:style>
    <style:style style:name="T37" style:family="text">
      <style:text-properties officeooo:rsid="0068ee6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uerpo">
        <text:section text:style-name="Sect1" text:name="contenidoizquierdo">
          <text:h text:style-name="P16" text:outline-level="1">Creando programas con GEF</text:h>
          <text:p text:style-name="P3">La librería GEF (Gambas extended functions) permite acelerar el desarrollo de una aplicación quitando el trabajo repetitivo de escribir código para acceder o crear una base de datos, leer archivos separados por comas o convertir una imagen en pdf. Todo esto y mucho mas se ofrece en esta librería.</text:p>
          <text:h text:style-name="Heading_20_2" text:outline-level="2">Que no hace la <text:span text:style-name="T1">l</text:span>ibrería</text:h>
          <text:p text:style-name="P3">Ges es un compendio de funciones así que quedan fuera de su alcance unas cuantas cosas, cosas que por otra parte suelen cambiar, de un programa a otro y no tiene sentido incluir en una librería. Al crear un programa este debe tener ciertas cosas:</text:p>
          <text:list xml:id="list3804524911" text:style-name="L1">
            <text:list-item>
              <text:p text:style-name="P8">El formulario principal del programa.</text:p>
            </text:list-item>
            <text:list-item>
              <text:p text:style-name="P8">Un módulo de inicio (que puede estar también en el formulario principal).</text:p>
            </text:list-item>
            <text:list-item>
              <text:p text:style-name="P8">Una conexión a bases de datos (en caso que se utilice una en el programa a desarrollar)</text:p>
            </text:list-item>
          </text:list>
          <text:h text:style-name="Heading_20_2" text:outline-level="2">Como trabajar con <text:span text:style-name="T2">una</text:span> base de datos</text:h>
          <text:p text:style-name="P4">En el formulario de inicio del programa debe quedar configurada y establecida la conexión a la base de datos que en adelante se llamara “<text:span text:style-name="T4">con”</text:span><text:span text:style-name="T10">.</text:span></text:p>
          <text:h text:style-name="P17" text:outline-level="3">Estableciendo la conexión</text:h>
          <text:p text:style-name="P5">Aquí se ejemplifica una forma de establecer una conexión donde no se contempla el error que se produciría si por ejemplo no existiese el archivo sqlite.</text:p>
          <text:p text:style-name="P7"><text:s text:c="4"/>Select <text:span text:style-name="T14">s</text:span>Engine</text:p>
          <text:p text:style-name="P7"/>
          <text:p text:style-name="P7"><text:s text:c="8"/>Case "sqlite3"</text:p>
          <text:p text:style-name="P7"><text:s text:c="12"/>con.Type = <text:span text:style-name="T14">s</text:span>Engine</text:p>
          <text:p text:style-name="P7"><text:s text:c="12"/>con.Host = <text:span text:style-name="T14">User.Home</text:span></text:p>
          <text:p text:style-name="P7"><text:s text:c="12"/>con.Name = "Sqlite3-<text:span text:style-name="T14">File-</text:span>Name.<text:span text:style-name="T14">sqlite</text:span>" ‘ <text:span text:style-name="T14">sqlitefile.db, etc.</text:span></text:p>
          <text:p text:style-name="P7"><text:s text:c="12"/>con.Open</text:p>
          <text:p text:style-name="P7"/>
          <text:p text:style-name="P7"><text:s text:c="8"/>Case "pstgresql"</text:p>
          <text:p text:style-name="P7"><text:s text:c="12"/>con.Type = <text:span text:style-name="T14">s</text:span>Engine</text:p>
          <text:p text:style-name="P7"><text:s text:c="12"/>con.Host = "Postgresql-Host"</text:p>
          <text:p text:style-name="P7"><text:s text:c="12"/>con.Name = "Postgresql-Name"</text:p>
          <text:p text:style-name="P7"><text:s text:c="12"/>con.Port = <text:span text:style-name="T14">1234</text:span></text:p>
          <text:p text:style-name="P7"><text:s text:c="12"/>con.User = "Postgresql-User"</text:p>
          <text:p text:style-name="P7"><text:s text:c="12"/>con.Password = "Postgresql-Passwd"</text:p>
          <text:p text:style-name="P7"><text:s text:c="12"/>con.Open</text:p>
          <text:p text:style-name="P7"/>
          <text:p text:style-name="P7"><text:s text:c="8"/>Case "mysql"</text:p>
          <text:p text:style-name="P7"><text:s text:c="12"/>con.Type = <text:span text:style-name="T14">s</text:span>Engine</text:p>
          <text:p text:style-name="P7"><text:s text:c="12"/>con.Host = "Mysql-Host"</text:p>
          <text:p text:style-name="P7"><text:s text:c="12"/>con.Name = "Mysql-Name"</text:p>
          <text:p text:style-name="P7"><text:s text:c="12"/>con.Port = <text:span text:style-name="T14">1234</text:span></text:p>
          <text:p text:style-name="P7"><text:s text:c="12"/>con.User = "Mysql-User"</text:p>
          <text:p text:style-name="P7"><text:s text:c="12"/>con.Password = "Mysql-Passwd"</text:p>
          <text:p text:style-name="P7"><text:s text:c="12"/>con.Open</text:p>
          <text:p text:style-name="P7"/>
          <text:p text:style-name="P6"><text:s text:c="4"/>End Select</text:p>
          <text:h text:style-name="Heading_20_3" text:outline-level="3"><text:span text:style-name="T13">Obteniendo</text:span> <text:span text:style-name="T13">información</text:span> desde la base de datos</text:h>
          <text:h text:style-name="Heading_20_4" text:outline-level="4">Lista de tablas</text:h>
          <text:p text:style-name="Preformatted_20_Text"><text:s text:c="4"/>Select "Engine"</text:p>
          <text:p text:style-name="Preformatted_20_Text"/>
          <text:p text:style-name="Preformatted_20_Text"><text:s text:c="8"/>Case "sqlite3"</text:p>
          <text:p text:style-name="Preformatted_20_Text"><text:s text:c="12"/>con.Type = "Engine"</text:p>
          <text:p text:style-name="Preformatted_20_Text"><text:soft-page-break/><text:s text:c="12"/>con.Host = "Sqlite3-Host"</text:p>
          <text:p text:style-name="Preformatted_20_Text"><text:s text:c="12"/>con.Name = "Sqlite3-Name"</text:p>
          <text:p text:style-name="Preformatted_20_Text"><text:s text:c="12"/>con.Open</text:p>
          <text:p text:style-name="Preformatted_20_Text"/>
          <text:p text:style-name="Preformatted_20_Text"><text:s text:c="8"/>Case "pstgresql"</text:p>
          <text:p text:style-name="Preformatted_20_Text"><text:s text:c="12"/>con.Type = "Engine"</text:p>
          <text:p text:style-name="Preformatted_20_Text"><text:s text:c="12"/>con.Host = "Postgresql-Host"</text:p>
          <text:p text:style-name="Preformatted_20_Text"><text:s text:c="12"/>con.Name = "Postgresql-Name"</text:p>
          <text:p text:style-name="Preformatted_20_Text"><text:s text:c="12"/>con.Port = "Postgresql-Port"</text:p>
          <text:p text:style-name="Preformatted_20_Text"><text:s text:c="12"/>con.User = "Postgresql-User"</text:p>
          <text:p text:style-name="Preformatted_20_Text"><text:s text:c="12"/>con.Password = "Postgresql-Passwd"</text:p>
          <text:p text:style-name="Preformatted_20_Text"><text:s text:c="12"/>con.Open</text:p>
          <text:p text:style-name="Preformatted_20_Text"/>
          <text:p text:style-name="Preformatted_20_Text"><text:s text:c="8"/>Case "mysql"</text:p>
          <text:p text:style-name="Preformatted_20_Text"><text:s text:c="12"/>con.Type = "Engine"</text:p>
          <text:p text:style-name="Preformatted_20_Text"><text:s text:c="12"/>con.Host = "Mysql-Host"</text:p>
          <text:p text:style-name="Preformatted_20_Text"><text:s text:c="12"/>con.Name = "Mysql-Name"</text:p>
          <text:p text:style-name="Preformatted_20_Text"><text:s text:c="12"/>con.Port = "Mysql-Port"</text:p>
          <text:p text:style-name="Preformatted_20_Text"><text:s text:c="12"/>con.User = "Mysql-User"</text:p>
          <text:p text:style-name="Preformatted_20_Text"><text:s text:c="12"/>con.Password = "Mysql-Passwd"</text:p>
          <text:p text:style-name="Preformatted_20_Text"><text:s text:c="12"/>con.Open</text:p>
          <text:p text:style-name="Preformatted_20_Text"/>
          <text:p text:style-name="Preformatted_20_Text"><text:s text:c="4"/>End Select</text:p>
          <text:h text:style-name="Heading_20_4" text:outline-level="4">Lista de campos</text:h>
          <text:p text:style-name="Text_20_body"/>
          <text:h text:style-name="Heading_20_3" text:outline-level="3">Funciones nativas de Gambas <text:span text:style-name="T37">para bases de datos</text:span></text:h>
          <text:p text:style-name="P15"><text:span text:style-name="T24">Esta forma, común a las funciones </text:span><text:span text:style-name="T29">Find, Edit</text:span><text:span text:style-name="T27">, </text:span><text:span text:style-name="T29">Delete</text:span><text:span text:style-name="T26">, Exec </text:span><text:span text:style-name="T28">y</text:span><text:span text:style-name="T26"> Subst</text:span>, permite escribir solicitudes que son independientes del tipo de base de datos subyacente.</text:p>
          <text:list xml:id="list3127191082" text:style-name="L4">
            <text:list-item>
              <text:p text:style-name="P9"><text:span text:style-name="T4">Tabl</text:span><text:span text:style-name="T5">a</text:span><text:span text:style-name="T22">,</text:span> <text:span text:style-name="T22">es el nombre de la tabla.</text:span></text:p>
            </text:list-item>
            <text:list-item>
              <text:p text:style-name="P9"><text:span text:style-name="T5">Solicitud</text:span><text:span text:style-name="T11">, es una cláusula WHERE de SQL utilizada para filtrar la tabla </text:span><text:span text:style-name="T12">(sin la palabra WHERE)</text:span><text:span text:style-name="T11">.</text:span></text:p>
            </text:list-item>
            <text:list-item>
              <text:p text:style-name="P9"><text:span text:style-name="T6">Los a</text:span><text:span text:style-name="T4">rgument</text:span><text:span text:style-name="T5">o</text:span><text:span text:style-name="T4">s</text:span>, se citan según sea necesario por la sintaxis de SQL y se sustituyen dentro de la cadena de <text:span text:style-name="T8">S</text:span><text:span text:style-name="T4">olicitud</text:span>.</text:p>
            </text:list-item>
          </text:list>
          <text:h text:style-name="P18" text:outline-level="4">Find - Buscar un registro</text:h>
          <text:p text:style-name="P21">Function <text:span text:style-name="T25">Find</text:span> ( <text:span text:style-name="T4">Tabl</text:span><text:span text:style-name="T5">a</text:span> As String [ , <text:span text:style-name="T5">Solicitud</text:span><text:span text:style-name="T4"> </text:span>As String, <text:span text:style-name="T4">Argument</text:span><text:span text:style-name="T5">os</text:span> As , ... ] ) As <text:a xlink:type="simple" xlink:href="http://gambaswiki.org/wiki/comp/gb.db/result?l=es&amp;nh&amp;nl" text:style-name="Internet_20_link" text:visited-style-name="Visited_20_Internet_20_Link">Result</text:a></text:p>
          <text:p text:style-name="Text_20_body">Devuelve un objeto Result de <text:span text:style-name="T4">solo lectura</text:span> utilizado para consultar registros en la tabla especificada.</text:p>
          <text:h text:style-name="P19" text:outline-level="4">Editar un registro - <text:span text:style-name="T30">Edit</text:span></text:h>
          <text:p text:style-name="P22">Function Edit ( <text:span text:style-name="T4">Tabl</text:span><text:span text:style-name="T5">a</text:span> As String [ , <text:span text:style-name="T5">Solicitud</text:span><text:span text:style-name="T4"> </text:span>As String, <text:span text:style-name="T4">Argument</text:span><text:span text:style-name="T5">os</text:span> As , ... ] ) As <text:a xlink:type="simple" xlink:href="http://gambaswiki.org/wiki/comp/gb.db/result?l=es&amp;nh&amp;nl" text:style-name="Internet_20_link" text:visited-style-name="Visited_20_Internet_20_Link">Result</text:a></text:p>
          <text:p text:style-name="P15"><text:span text:style-name="T22">Devuelve un objeto resultado de lectura/escritura que es usado para editar registros en la tabla especificada</text:span>.</text:p>
          <text:p text:style-name="P15"><text:span text:style-name="T24">Esta forma</text:span> permite escribir solicitudes que son independientes del tipo de base de datos subyacente.</text:p>
          <text:p text:style-name="P15">Una vez que haya obtenido el objeto Resultado, puede modificar algunos de sus campos. Luego puede llamar al método <text:span text:style-name="T4">Result.Update</text:span> para enviar los cambios a la base de datos (es decir, omitir la instrucción UPDATE SQL correspondiente).</text:p>
          <text:h text:style-name="P24" text:outline-level="5">Ejemplos</text:h>
          <text:p text:style-name="P22">Dim hResult As Result</text:p>
          <text:p text:style-name="P22">Dim sCriteria As String</text:p>
          <text:p text:style-name="P22">Dim iParemeter As Integer</text:p>
          <text:p text:style-name="P22"/>
          <text:p text:style-name="P22">sCriteria = "id = &amp;1"</text:p>
          <text:p text:style-name="P22">iParameter = 1012</text:p>
          <text:p text:style-name="P22"/>
          <text:p text:style-name="P22">$hConn.Begin</text:p>
          <text:p text:style-name="P22"><text:soft-page-break/></text:p>
          <text:p text:style-name="P22">' Same as "SELECT * FROM tblDEFAULT WHERE id = 1012"</text:p>
          <text:p text:style-name="P22">hResult = $hConn.Edit("tblDEFAULT", sCriteria, iParameter)</text:p>
          <text:p text:style-name="P22">' Set field value</text:p>
          <text:p text:style-name="P22">hResult!Name = "Mr Smith"</text:p>
          <text:p text:style-name="P22"/>
          <text:p text:style-name="P22">' Update the value</text:p>
          <text:p text:style-name="P22">hResult.Update</text:p>
          <text:p text:style-name="P22">$hConn.Commit</text:p>
          <text:h text:style-name="P20" text:outline-level="4"><text:span text:style-name="T30">Delete - </text:span>Borrar un registro</text:h>
          <text:p text:style-name="P22">Sub Delete ( <text:span text:style-name="T4">Tabla</text:span> <text:span text:style-name="T23">As String</text:span> [ , <text:span text:style-name="T4">Solicitud</text:span> <text:span text:style-name="T23">As String</text:span> , Argumentos <text:span text:style-name="T23">As</text:span> , ... ] )</text:p>
          <text:p text:style-name="P11">Elimina registros de una tabla de base de datos.</text:p>
          <text:list xml:id="list2526611131" text:style-name="L7">
            <text:list-item>
              <text:p text:style-name="P10"><text:span text:style-name="T4">Tabla</text:span> es el nombre de la tabla.</text:p>
            </text:list-item>
            <text:list-item>
              <text:p text:style-name="P10"><text:span text:style-name="T7">Solicitud,</text:span> es una cláusula WHERE de SQL utilizada para filtrar la tabla <text:span text:style-name="T24">(sin la palabra WHERE)</text:span>.</text:p>
            </text:list-item>
            <text:list-item>
              <text:p text:style-name="P10"><text:span text:style-name="T4">Los argumentos</text:span><text:span text:style-name="T10">, se citan según sea necesario por la sintaxis de SQL y se sustituyen dentro de la cadena de </text:span><text:span text:style-name="T8">S</text:span><text:span text:style-name="T4">olicitud</text:span><text:span text:style-name="T10">.</text:span></text:p>
            </text:list-item>
          </text:list>
          <text:p text:style-name="P15"><text:span text:style-name="T24">Esta forma</text:span> permite escribir solicitudes que son independientes del tipo de base de datos subyacente.</text:p>
          <text:h text:style-name="P24" text:outline-level="5">Ejemplos</text:h>
          <text:p text:style-name="P22">Dim hResult As Result</text:p>
          <text:h text:style-name="P20" text:outline-level="4"><text:span text:style-name="T31">Exec - Consultas arbitrarias</text:span></text:h>
          <text:p text:style-name="P23"><text:span text:style-name="T32">Function</text:span> <text:span text:style-name="T32">Exec</text:span> ( <text:span text:style-name="T4">Solicitud</text:span> <text:span text:style-name="T23">As String</text:span> , <text:span text:style-name="T4">Argumentos</text:span> <text:span text:style-name="T23">As</text:span> , ... ] ) <text:span text:style-name="T32">As Result</text:span></text:p>
          <text:p text:style-name="Text_20_body">Ejecuta una solicitud SQL arbitraria y devuelve un <text:span text:style-name="T4">resultado de solo lectura</text:span> que contiene el resultado de la solicitud.</text:p>
          <text:h text:style-name="Heading_20_5" text:outline-level="5">Ejemplos</text:h>
          <text:p text:style-name="Preformatted_20_Text"><text:span text:style-name="Source_20_Text"><text:span text:style-name="T33">TheResult = DB.Exec("SELECT * FROM UserTable WHERE Login = &amp;1 AND Password = &amp;2", TheLogin, ThePassword)</text:span></text:span></text:p>
          <text:p text:style-name="P13"><text:line-break/><text:span text:style-name="T34">Sustitución</text:span> de argumentos - <text:span text:style-name="T34">Subst</text:span></text:p>
          <text:p text:style-name="Preformatted_20_Text">Function Subst ( <text:span text:style-name="T4">Format</text:span><text:span text:style-name="T9">o</text:span> As String, <text:span text:style-name="T4">Argument</text:span><text:span text:style-name="T9">o</text:span><text:span text:style-name="T4">s</text:span> As , ... ) As String</text:p>
          <text:list xml:id="list1127563863" text:style-name="L8">
            <text:list-item>
              <text:p text:style-name="P12"><text:span text:style-name="T4">Formato</text:span> es la oración SQL.</text:p>
            </text:list-item>
            <text:list-item>
              <text:p text:style-name="P12"><text:span text:style-name="T9">A</text:span><text:span text:style-name="T4">rgumentos</text:span> son los argumentos para sustituir.</text:p>
            </text:list-item>
          </text:list>
          <text:p text:style-name="Text_20_body">Los <text:span text:style-name="Source_20_Text">&amp;1</text:span>, <text:span text:style-name="Source_20_Text">&amp;2</text:span>... patrones dentro del <text:span text:style-name="T9">F</text:span><text:span text:style-name="T4">ormato</text:span> de cadena se sustituyen por la representación de SQL de las 1<text:span text:style-name="T32">º</text:span>, 2<text:span text:style-name="T32">º</text:span> ... Argumentos.</text:p>
          <text:p text:style-name="Text_20_body">Estos argumentos se citan según la sintaxis SQL de la base de datos subyacente.</text:p>
          <text:p text:style-name="P14">Este método solo puede citar valores SQL. Para insertar nombres de tablas o campos en una consulta SQL, debe usar el método <text:span text:style-name="T4">Quote</text:span>.</text:p>
          <text:h text:style-name="Heading_20_5" text:outline-level="5">E<text:span text:style-name="T36">jemplos</text:span></text:h>
          <text:p text:style-name="Preformatted_20_Text">Print DB.Subst("WHERE Name = &amp;1 AND Date = &amp;2", "Benoit", Now)</text:p>
          <text:p text:style-name="Preformatted_20_Text">WHERE Name = 'Benoit' AND Date = '2006-02-15 11:51:33.043'</text:p>
          <text:h text:style-name="Heading_20_4" text:outline-level="4">Quote - </text:h>
          <text:p text:style-name="Preformatted_20_Text">Function ​Quote ( Name As String [ , Table As Boolean ] ) As Strin</text:p>
          <text:p text:style-name="Text_20_body">Devuelve un identificador entre comillas para que pueda insertarlo libremente en una consulta.</text:p>
          <text:p text:style-name="Text_20_body">Este identificador puede ser una tabla o un nombre de campo.</text:p>
          <text:p text:style-name="Text_20_body">El mecanismo de cotización depende del controlador del servidor de la base de datos, por lo que este método debe usarse si necesita escribir código independiente de la base de datos.</text:p>
          <text:h text:style-name="Heading_20_5" text:outline-level="5">Ejemplos</text:h>
          <text:p text:style-name="Preformatted_20_Text">'Devuelve el número de registros en una consulta</text:p>
          <text:p text:style-name="Preformatted_20_Text">'sTable es el nombre de la tabla. Puede incluir caracteres reservados, por lo que necesitamos</text:p>
          <text:p text:style-name="Preformatted_20_Text"><text:soft-page-break/>'para citarlo!</text:p>
          <text:p text:style-name="Preformatted_20_Text"/>
          <text:p text:style-name="Preformatted_20_Text">rResult = Manija . Exec ( "SELECT COUNT (*) AS nRecord FROM" &amp; DB . Quote ( sTable , True )) Print rResult ! nRecord</text:p>
          <text:p text:style-name="Preformatted_20_Text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top="0cm" fo:margin-bottom="0.101cm" loext:contextual-spacing="false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Bold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/>
      <style:text-properties style:font-name="Liberation Serif2" fo:font-family="'Liberation Serif'" style:font-style-name="Regular" style:font-family-generic="roman" style:font-pitch="variable" fo:font-size="13pt" fo:language="es" fo:country="ES" officeooo:rsid="0052176d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loext:graphic-properties draw:fill="solid" draw:fill-color="#b4c7dc" draw:opacity="100%"/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fo:background-color="#b4c7dc" fo:padding="0.049cm" fo:border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b4c7dc"/>
      <style:paragraph-properties fo:margin-top="0cm" fo:margin-bottom="0.101cm" loext:contextual-spacing="false" fo:text-align="center" style:justify-single-word="false" style:page-number="auto" fo:background-color="#b4c7dc">
        <style:tab-stops/>
      </style:paragraph-properties>
      <style:text-properties style:font-name="Liberation Serif1" fo:font-family="'Liberation Serif'" style:font-style-name="Bold" style:font-family-generic="roman" style:font-pitch="variable" fo:font-size="22pt" fo:font-weight="bold" fo:background-color="transparent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Bold" style:font-family-generic="roman" style:font-pitch="variable" fo:font-size="20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>
        <style:tab-stops/>
      </style:paragraph-properties>
      <style:text-properties fo:color="#000000" style:font-name="Liberation Serif1" fo:font-family="'Liberation Serif'" style:font-style-name="Bold" style:font-family-generic="roman" style:font-pitch="variable" fo:font-size="18pt" fo:font-weight="bold" style:font-size-asian="14pt" style:font-weight-asian="bold" style:font-size-complex="14pt" style:font-weight-complex="normal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Liberation Serif2" fo:font-family="'Liberation Serif'" style:font-style-name="Regular" style:font-family-generic="roman" style:font-pitch="variable"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cm" fo:text-indent="0cm" style:auto-text-indent="false" style:page-number="auto" text:number-lines="false" text:line-number="0"/>
      <style:text-properties style:font-name="Liberation Serif2" fo:font-family="'Liberation Serif'" style:font-style-name="Regular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padding="0cm" fo:border="none" style:shadow="none" text:number-lines="false" text:line-number="0">
        <style:tab-stops/>
      </style:paragraph-properties>
      <style:text-properties fo:font-weight="normal" style:font-size-asian="10.5pt" style:font-weight-asian="bold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opacity="100%"/>
      <style:paragraph-properties fo:margin-top="0cm" fo:margin-bottom="0.101cm" loext:contextual-spacing="true" style:page-number="auto" fo:background-color="#eeeeee" fo:padding="0.049cm" fo:border="0.06pt solid #000000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1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3" fo:font-family="'Liberation Serif'" style:font-style-name="Bold Italic" style:font-family-generic="roman" style:font-pitch="variable" fo:font-size="12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80%" fo:font-weight="bold" style:font-size-asian="80%" style:font-weight-asian="bold" style:font-size-complex="80%" style:font-weight-complex="normal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08166"/>
    </style:style>
    <style:style style:name="MP2" style:family="paragraph" style:parent-style-name="Footer">
      <style:paragraph-properties fo:text-align="center" style:justify-single-word="false"/>
      <style:text-properties officeooo:paragraph-rsid="003b28a0"/>
    </style:style>
    <style:page-layout style:name="Mpm1" style:page-usage="mirrored">
      <style:page-layout-properties fo:page-width="21.001cm" fo:page-height="29.7cm" style:num-format="1" style:print-orientation="portrait" fo:margin-top="0.42cm" fo:margin-bottom="0.42cm" fo:margin-left="0.96cm" fo:margin-right="0.4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7">
      <number:year number:style="long"/>
      <number:text>-</number:text>
      <number:month number:style="long"/>
      <number:text>-</number:text>
      <number:day number:style="long"/>
      <number:text>[</number:text>
      <number:hours number:style="long"/>
      <number:text>:</number:text>
      <number:minutes number:style="long"/>
      <number:text>:</number:text>
      <number:seconds number:style="long"/>
      <number:text>]</number:text>
    </number:date-style>
  </office:automatic-styles>
  <office:master-styles>
    <style:master-page style:name="Standard" style:page-layout-name="Mpm1">
      <style:footer>
        <text:p text:style-name="MP1"><text:page-number text:select-page="current">3</text:page-number>:<text:page-count>4</text:page-count> </text:p>
      </style:footer>
      <style:footer-left>
        <text:p text:style-name="Footer"><text:page-number text:select-page="current">4</text:page-number>:<text:page-count>4</text:page-count></text:p>
      </style:footer-left>
      <loext:footer-first>
        <text:p text:style-name="MP2"><text:file-name text:display="name">help</text:file-name><text:s/>~ v<text:editing-cycles>19</text:editing-cycles> ~ <text:time style:data-style-name="N107" text:time-value="2019-09-11T01:40:42.577537056">2019-09-11[01:40:42]</text:time></text:p>
      </loext:footer-first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0:19:52.872920738</meta:creation-date>
    <meta:editing-duration>PT3H39M48S</meta:editing-duration>
    <meta:editing-cycles>19</meta:editing-cycles>
    <meta:generator>LibreOffice/6.2.6.2$Linux_X86_64 LibreOffice_project/20$Build-2</meta:generator>
    <dc:date>2019-09-11T01:40:42.508128649</dc:date>
    <meta:document-statistic meta:table-count="0" meta:image-count="0" meta:object-count="0" meta:page-count="4" meta:paragraph-count="124" meta:word-count="991" meta:character-count="6421" meta:non-whitespace-character-count="5065"/>
    <meta:template xlink:type="simple" xlink:actuate="onRequest" xlink:title="documentos" xlink:href="../../../../../../Plantillas/documentos.ott" meta:date="2019-09-08T20:19:49.901136203"/>
  </office:meta>
</office:document-meta>
</file>